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tyle="italic" fo:font-weight="bold" officeooo:rsid="001df460" officeooo:paragraph-rsid="001df460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style="italic" fo:font-weight="bold" officeooo:rsid="001fc567" officeooo:paragraph-rsid="001fc567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fo:font-weight="bold" officeooo:rsid="00217114" officeooo:paragraph-rsid="00217114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bold" officeooo:rsid="0022a39e" officeooo:paragraph-rsid="0022a39e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f46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aab3" style:font-style-asian="normal" style:font-weight-asian="normal" style:font-style-complex="normal" style:font-weight-complex="normal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T6">Para crear titulos</text:span>: <text:span text:style-name="T3">h1, h2, h3, h</text:span><text:span text:style-name="T4">4, h5</text:span></text:h>
      <text:p text:style-name="P1">Para crear contenedores: <text:span text:style-name="T3">div</text:span></text:p>
      <text:p text:style-name="P1">Para crear tablas: <text:span text:style-name="T3">table, thead, tbody, th, td,tr</text:span></text:p>
      <text:p text:style-name="P2">Para insertar scripts: <text:span text:style-name="T3">script</text:span></text:p>
      <text:p text:style-name="P2">Para insertar estilos: <text:span text:style-name="T3">style</text:span></text:p>
      <text:p text:style-name="P2">Para insertar otros archivos css: <text:span text:style-name="T3">link</text:span></text:p>
      <text:p text:style-name="P2">Para insertar links: <text:span text:style-name="T3"><text:s/>a</text:span></text:p>
      <text:p text:style-name="P2">Para poner letra en negrita: <text:span text:style-name="T3">strong</text:span></text:p>
      <text:p text:style-name="P2">Para resaltar textos: <text:span text:style-name="T3">mark</text:span></text:p>
      <text:p text:style-name="P3">Para realizar saltos de linea: <text:span text:style-name="T3">br</text:span></text:p>
      <text:p text:style-name="P4">Para insertar formularios: <text:span text:style-name="T5">form, legend, fieldset, input, selec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3:54:19.549000000</meta:creation-date>
    <dc:date>2023-10-19T14:02:37.526000000</dc:date>
    <meta:editing-duration>PT8M15S</meta:editing-duration>
    <meta:editing-cycles>6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1" meta:word-count="62" meta:character-count="391" meta:non-whitespace-character-count="339"/>
  </office:meta>
</office:document-meta>
</file>